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min-row-height="0.6875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-complex="David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4" style:family="paragraph" style:parent-style-name="Standard">
      <style:paragraph-properties fo:text-align="center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4">50276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3"><text:s/>עד 120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3">סמילנסקי 40 ראשל"צ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3"> <text:s text:c="7"/>9687222 <text:s text:c="136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3"> <text:s text:c="5"/>מקום מאויש 24 שעות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3"> : <text:s text:c="2"/>בחדר חשמל ראשי בקרקע,כולל בלוח פיקוד כבאים <text:s/>בדלפק כניסה ראשי . <text:s text:c="7"/></text:span></text:p>
      <text:p text:style-name="P11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קיים</text:span><text:span text:style-name="T3"> </text:span></text:p>
      <text:p text:style-name="P12"/>
      <text:p text:style-name="P1"><text:span text:style-name="T1">מיקום ברזי כיבוי עיקריים "3</text:span><text:span text:style-name="T3"> <text:s text:c="3"/>בחזית המבנה רח' סמילנסקי ובשער אחורי ,גישה מרח' אבי האסירים <text:s text:c="96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5">שם העובד</text:p>
          </table:table-cell>
          <table:table-cell table:style-name="Table2.A1" office:value-type="string">
            <text:p text:style-name="P12">תפקיד</text:p>
          </table:table-cell>
          <table:table-cell table:style-name="Table2.A1" office:value-type="string">
            <text:p text:style-name="P12">טל' בבית</text:p>
          </table:table-cell>
          <table:table-cell table:style-name="Table2.A1" office:value-type="string">
            <text:p text:style-name="P12">נייד</text:p>
          </table:table-cell>
          <table:table-cell table:style-name="Table2.E1" office:value-type="string">
            <text:p text:style-name="P12">כתובת</text:p>
          </table:table-cell>
        </table:table-row>
        <table:table-row table:style-name="Table2.1">
          <table:table-cell table:style-name="Table2.A1" office:value-type="string">
            <text:p text:style-name="P12">רון גל</text:p>
          </table:table-cell>
          <table:table-cell table:style-name="Table2.A1" office:value-type="string">
            <text:p text:style-name="P12">קב"ט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054-9008418</text:p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שניר מנחם</text:p>
          </table:table-cell>
          <table:table-cell table:style-name="Table2.A1" office:value-type="string">
            <text:p text:style-name="P12">מנהל אחזקה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054-9008475</text:p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אורה קריב</text:p>
          </table:table-cell>
          <table:table-cell table:style-name="Table2.A1" office:value-type="string">
            <text:p text:style-name="P12">מנכלי"ת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050-3170003</text:p>
          </table:table-cell>
          <table:table-cell table:style-name="Table2.E1" office:value-type="string">
            <text:p text:style-name="P13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2">שומר ביטחון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054-9008405</text:p>
          </table:table-cell>
          <table:table-cell table:style-name="Table2.E1" office:value-type="string">
            <text:p text:style-name="P13"/>
          </table:table-cell>
        </table:table-row>
      </table:table>
      <text:p text:style-name="P4"/>
      <text:p text:style-name="P1"><text:span text:style-name="T5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3">*גפ"מ לשימוש חדר כביסה ,בקרקע <text:s/>תחתונה ,שימוש נוסף ל2 מטבחים , האחד סיעודי בקרקע תחתונה והשנילמטבח בקרקע עליונה ,גפ"מ מצובר תת קרקעי בחצר דרומית .</text:span></text:p>
          </table:table-cell>
        </table:table-row>
        <table:table-row table:style-name="Table3.1">
          <table:table-cell table:style-name="Table3.A1" office:value-type="string">
            <text:p text:style-name="P12">**כלור וחומצת מלח בחצר חיצוני סמוך לבריכה .</text:p>
          </table:table-cell>
        </table:table-row>
        <table:table-row table:style-name="Table3.1">
          <table:table-cell table:style-name="Table3.A1" office:value-type="string">
            <text:p text:style-name="P12">**חדר טרפו נמצא במרתף (קרקע תחתונה) ליד חדר גנרטורים עם 2 שנאים יבשים 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</table:table-row>
      </table:table>
      <text:p text:style-name="P1"><text:span text:style-name="T3"><text:s text:c="162"/></text:span><text:span text:style-name="T6"><text:s text:c="206"/></text:span><text:span text:style-name="T3"><text:s text:c="160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4">שם החומר</text:p>
          </table:table-cell>
          <table:table-cell table:style-name="Table4.A1" office:value-type="string">
            <text:p text:style-name="P14">מס' או"מ</text:p>
          </table:table-cell>
          <table:table-cell table:style-name="Table4.A1" office:value-type="string">
            <text:p text:style-name="P14">שם החומר</text:p>
          </table:table-cell>
          <table:table-cell table:style-name="Table4.A1" office:value-type="string">
            <text:p text:style-name="P14">מס' או"מ</text:p>
          </table:table-cell>
          <table:table-cell table:style-name="Table4.E1" office:value-type="string">
            <text:p text:style-name="P14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E1" office:value-type="string">
            <text:p text:style-name="P13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* חדר משאבות כיבוי אש נמצא מעל מגרש חניה דרומי </text:p>
            <text:p text:style-name="P1"><text:span text:style-name="T3">**בכל המבנה מותקנת מע' ספרינקלרים.</text:span></text:p>
            <text:p text:style-name="P12">* חדר גנרטור נמצא המרתף(מפלס קרקע תחתונה).</text:p>
            <text:p text:style-name="P1"><text:span text:style-name="T3">**בחזית כניסה יש עמודים אוט' מחווטים לרכב אש,בכניסה לרחבת כיבוי אש מתג נמצא בדלפק כניסה.</text:span></text:p>
            <text:p text:style-name="P12">* *חדר טרפו בקומה תחתונה (2 שנאים יבשים ליד חדר גנרטור. ** 3חדרי מדרגות מוגנים לגובה הבניין.</text:p>
            <text:p text:style-name="P12">**</text:p>
            <text:p text:style-name="P12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3T22:49:00</meta:creation-date>
    <dc:creator>מיכאל נפתלייב</dc:creator>
    <dc:date>2014-03-27T23:35:00</dc:date>
    <meta:print-date>2012-01-05T14:00:00</meta:print-date>
    <meta:editing-cycles>3</meta:editing-cycles>
    <meta:editing-duration>PT5M</meta:editing-duration>
    <meta:document-statistic meta:table-count="6" meta:image-count="0" meta:object-count="0" meta:page-count="2" meta:paragraph-count="60" meta:word-count="282" meta:character-count="2077"/>
    <meta:generator>OpenOffice/4.0.1$Win32 OpenOffice.org_project/401m5$Build-9714</meta:generator>
  </office:meta>
</office:document-meta>
</file>